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Bottom.validate( final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Bottom.getCol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PBottom.getSty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PBottom.initialize( final Attribute [ ] attributes , final ElementProcessor par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PBottom.EPBot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